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090bf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>
      <style:text-properties officeooo:paragraph-rsid="00090bf5"/>
    </style:style>
    <style:style style:name="T1" style:family="text">
      <style:text-properties officeooo:rsid="00090bf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Vulnerability</text:span></text:h>
      <text:list text:style-name="L5">
        <text:list-item>
          <text:p text:style-name="P11"><text:span text:style-name="Strong_20_Emphasis">Definition</text:span>: A flaw, weakness, or misconfiguration in software, hardware, or a system that can be <text:span text:style-name="Strong_20_Emphasis">exploited</text:span> by attackers.</text:p>
        </text:list-item>
        <text:list-item>
          <text:p text:style-name="P11"><text:span text:style-name="Strong_20_Emphasis">Key Idea</text:span>: It is a security gap or opportunity for attack.</text:p>
        </text:list-item>
        <text:list-item>
          <text:p text:style-name="P11"><text:span text:style-name="Strong_20_Emphasis">Example</text:span>:</text:p>
          <text:list>
            <text:list-item>
              <text:p text:style-name="P11">A weak password, outdated software, or an unpatched server.</text:p>
            </text:list-item>
            <text:list-item>
              <text:p text:style-name="P11"><text:span text:style-name="Strong_20_Emphasis">Heartbleed</text:span> in OpenSSL is a vulnerability.</text:p>
            </text:list-item>
          </text:list>
        </text:list-item>
        <text:list-item>
          <text:p text:style-name="P10"><text:span text:style-name="Strong_20_Emphasis">Think</text:span>: A vulnerability <text:span text:style-name="Strong_20_Emphasis">invites attacks</text:span> but doesn’t directly cause harm unless exploited.</text:p>
        </text:list-item>
      </text:list>
      <text:p text:style-name="Horizontal_20_Line"/>
      <text:h text:style-name="Heading_20_3" text:outline-level="3"><text:span text:style-name="Strong_20_Emphasis">Malware</text:span></text:h>
      <text:list text:style-name="L6">
        <text:list-item>
          <text:p text:style-name="P13"><text:span text:style-name="Strong_20_Emphasis">Definition</text:span>: Malicious software specifically designed to <text:span text:style-name="Strong_20_Emphasis">harm</text:span>, compromise, or control a system.</text:p>
        </text:list-item>
        <text:list-item>
          <text:p text:style-name="P13"><text:span text:style-name="Strong_20_Emphasis">Key Idea</text:span>: It is the actual <text:span text:style-name="Strong_20_Emphasis">tool or program</text:span> attackers use to cause damage or steal information.</text:p>
        </text:list-item>
        <text:list-item>
          <text:p text:style-name="P13"><text:span text:style-name="Strong_20_Emphasis">Example</text:span>:</text:p>
          <text:list>
            <text:list-item>
              <text:p text:style-name="P13">Viruses, worms, rootkits, ransomware, or trojans.</text:p>
            </text:list-item>
            <text:list-item>
              <text:p text:style-name="P13"><text:span text:style-name="Strong_20_Emphasis">Mirai Botnet</text:span> or <text:span text:style-name="Strong_20_Emphasis">Erebus Ransomware</text:span> are types of malware.</text:p>
            </text:list-item>
          </text:list>
        </text:list-item>
        <text:list-item>
          <text:p text:style-name="P12"><text:span text:style-name="Strong_20_Emphasis">Think</text:span>: Malware <text:span text:style-name="Strong_20_Emphasis">exploits vulnerabilities</text:span> to enter or damage systems.</text:p>
        </text:list-item>
      </text:list>
      <text:p text:style-name="P1"/>
      <text:p text:style-name="P14"><text:span text:style-name="Strong_20_Emphasis"><text:span text:style-name="T1">________________________________________________________________________________</text:span></text:span></text:p>
      <text:h text:style-name="Heading_20_2" text:outline-level="2"><text:span text:style-name="Strong_20_Emphasis">Types of Vulnerabilities</text:span></text:h>
      <text:list text:style-name="L1">
        <text:list-item>
          <text:p text:style-name="P2"><text:span text:style-name="Strong_20_Emphasis">Direct Vulnerabilities</text:span></text:p>
          <text:list>
            <text:list-item>
              <text:p text:style-name="P3">Flaws attackers can exploit immediately.</text:p>
            </text:list-item>
            <text:list-item>
              <text:p text:style-name="P3"><text:span text:style-name="Strong_20_Emphasis">Example</text:span>: Weak root password or unpatched software.</text:p>
            </text:list-item>
            <text:list-item>
              <text:p text:style-name="P3"><text:span text:style-name="Strong_20_Emphasis">Easy Definition</text:span>: Direct flaws that attackers directly use without help.</text:p>
            </text:list-item>
          </text:list>
        </text:list-item>
        <text:list-item>
          <text:p text:style-name="P2"><text:span text:style-name="Strong_20_Emphasis">Indirect Vulnerabilities</text:span></text:p>
          <text:list>
            <text:list-item>
              <text:p text:style-name="P3">Attackers use intermediaries or third-party software.</text:p>
            </text:list-item>
            <text:list-item>
              <text:p text:style-name="P3"><text:span text:style-name="Strong_20_Emphasis">Example</text:span>: Man-in-the-Middle (MitM) attacks or dependency exploits.</text:p>
            </text:list-item>
            <text:list-item>
              <text:p text:style-name="P3"><text:span text:style-name="Strong_20_Emphasis">Easy Definition</text:span>: Weaknesses that need other systems or software to attack.</text:p>
            </text:list-item>
          </text:list>
        </text:list-item>
        <text:list-item>
          <text:p text:style-name="P2"><text:span text:style-name="Strong_20_Emphasis">Veiled Vulnerabilities</text:span></text:p>
          <text:list>
            <text:list-item>
              <text:p text:style-name="P3">Hidden flaws embedded in malware; hard to detect.</text:p>
            </text:list-item>
            <text:list-item>
              <text:p text:style-name="P3"><text:span text:style-name="Strong_20_Emphasis">Example</text:span>: Rootkits modify system commands to hide processes.</text:p>
            </text:list-item>
            <text:list-item>
              <text:p text:style-name="P3"><text:span text:style-name="Strong_20_Emphasis">Easy Definition</text:span>: Hidden vulnerabilities attackers conceal.</text:p>
            </text:list-item>
          </text:list>
        </text:list-item>
        <text:list-item>
          <text:p text:style-name="P2"><text:span text:style-name="Strong_20_Emphasis">Conditional Vulnerabilities</text:span></text:p>
          <text:list>
            <text:list-item>
              <text:p text:style-name="P3">Exploitable only under specific configurations.</text:p>
            </text:list-item>
            <text:list-item>
              <text:p text:style-name="P3"><text:span text:style-name="Strong_20_Emphasis">Example</text:span>: Heartbleed vulnerability in OpenSSL (specific versions).</text:p>
            </text:list-item>
            <text:list-item>
              <text:p text:style-name="P2"><text:span text:style-name="Strong_20_Emphasis">Easy Definition</text:span>: Flaws that need certain conditions to exist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Examples of Linux Vulnerabilities</text:span></text:h>
      <text:list text:style-name="L2">
        <text:list-item>
          <text:p text:style-name="P5"><text:span text:style-name="Strong_20_Emphasis">Heartbleed (OpenSSL)</text:span>:</text:p>
          <text:list>
            <text:list-item>
              <text:p text:style-name="P5">Allows attackers to read server memory.</text:p>
            </text:list-item>
            <text:list-item>
              <text:p text:style-name="P5"><text:span text:style-name="Strong_20_Emphasis">Cause</text:span>: Enabled Heartbeat feature in OpenSSL v1.0.1-1.0.1f.</text:p>
            </text:list-item>
          </text:list>
        </text:list-item>
        <text:list-item>
          <text:p text:style-name="P5"><text:span text:style-name="Strong_20_Emphasis">Shellshock (Bash)</text:span>:</text:p>
          <text:list>
            <text:list-item>
              <text:p text:style-name="P5">Affects specific Bash versions and allows remote code execution.</text:p>
            </text:list-item>
          </text:list>
        </text:list-item>
        <text:list-item>
          <text:p text:style-name="P5"><text:span text:style-name="Strong_20_Emphasis">Spectre &amp; Meltdown</text:span>:</text:p>
          <text:list>
            <text:list-item>
              <text:p text:style-name="P4">CPU vulnerabilities that exploit speculative execution.</text:p>
            </text:list-item>
          </text:list>
        </text:list-item>
      </text:list>
      <text:p text:style-name="Text_20_body"><text:span text:style-name="Strong_20_Emphasis">Tip</text:span>: Always update software and disable unused features.</text:p>
      <text:p text:style-name="Horizontal_20_Line"/>
      <text:h text:style-name="Heading_20_2" text:outline-level="2"><text:span text:style-name="Strong_20_Emphasis">Security Measures</text:span></text:h>
      <text:list text:style-name="L3">
        <text:list-item>
          <text:p text:style-name="P6"><text:span text:style-name="Strong_20_Emphasis">SSH Key Pair for Secure Authentication</text:span></text:p>
          <text:list>
            <text:list-item>
              <text:p text:style-name="P7"><text:span text:style-name="Strong_20_Emphasis">Command</text:span>: <text:span text:style-name="Source_20_Text">ssh-keygen -t rsa -b 4096 -C "user@example.com"</text:span></text:p>
            </text:list-item>
            <text:list-item>
              <text:p text:style-name="P7">Generates a secure key pair for authentication.</text:p>
            </text:list-item>
            <text:list-item>
              <text:p text:style-name="P7"><text:span text:style-name="Strong_20_Emphasis">Benefit</text:span>: More secure than password-based logins.</text:p>
            </text:list-item>
          </text:list>
        </text:list-item>
        <text:list-item>
          <text:p text:style-name="P6"><text:span text:style-name="Strong_20_Emphasis">Scanning Log Files</text:span></text:p>
          <text:list>
            <text:list-item>
              <text:p text:style-name="P7">Analyze logs for anomalies or failed login attempts.</text:p>
            </text:list-item>
            <text:list-item>
              <text:p text:style-name="P7"><text:span text:style-name="Strong_20_Emphasis">Commands</text:span>:</text:p>
              <text:list>
                <text:list-item>
                  <text:p text:style-name="P7"><text:span text:style-name="Source_20_Text">grep "Failed password" /var/log/auth.log</text:span></text:p>
                </text:list-item>
                <text:list-item>
                  <text:p text:style-name="P7"><text:span text:style-name="Source_20_Text">tail -f /var/log/syslog</text:span></text:p>
                </text:list-item>
              </text:list>
            </text:list-item>
          </text:list>
        </text:list-item>
        <text:list-item>
          <text:p text:style-name="P6"><text:span text:style-name="Strong_20_Emphasis">Identifying and Closing Hidden Ports</text:span></text:p>
          <text:list>
            <text:list-item>
              <text:p text:style-name="P7"><text:span text:style-name="Strong_20_Emphasis">To Find Open Ports</text:span>:</text:p>
              <text:list>
                <text:list-item>
                  <text:p text:style-name="P7"><text:span text:style-name="Source_20_Text">sudo ss -tuln</text:span> (shows listening sockets).</text:p>
                </text:list-item>
                <text:list-item>
                  <text:p text:style-name="P7"><text:span text:style-name="Source_20_Text">sudo nmap -sT localhost</text:span> (scans for open ports).</text:p>
                </text:list-item>
              </text:list>
            </text:list-item>
            <text:list-item>
              <text:p text:style-name="P7"><text:span text:style-name="Strong_20_Emphasis">To Close Ports</text:span>:</text:p>
              <text:list>
                <text:list-item>
                  <text:p text:style-name="P7"><text:span text:style-name="Source_20_Text">sudo systemctl stop service_name</text:span> (stop unused services).</text:p>
                </text:list-item>
                <text:list-item>
                  <text:p text:style-name="P7"><text:span text:style-name="Source_20_Text">sudo systemctl disable service_name</text:span> (disable at boot).</text:p>
                </text:list-item>
                <text:list-item>
                  <text:p text:style-name="P6"><text:span text:style-name="Source_20_Text">sudo iptables -A INPUT -p tcp --dport 8080 -j DROP</text:span> (block ports)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pan text:style-name="Strong_20_Emphasis">Linux Malware</text:span></text:h>
      <text:list text:style-name="L4">
        <text:list-item>
          <text:p text:style-name="P8"><text:span text:style-name="Strong_20_Emphasis">Botnets</text:span></text:p>
          <text:list>
            <text:list-item>
              <text:p text:style-name="P9"><text:span text:style-name="Strong_20_Emphasis">Definition</text:span>: Group of infected devices controlled remotely.</text:p>
            </text:list-item>
            <text:list-item>
              <text:p text:style-name="P9"><text:span text:style-name="Strong_20_Emphasis">Example</text:span>: Mirai Botnet.</text:p>
            </text:list-item>
            <text:list-item>
              <text:p text:style-name="P9"><text:span text:style-name="Strong_20_Emphasis">Prevention</text:span>: Use SSH, disable Telnet, monitor unusual traffic.</text:p>
            </text:list-item>
          </text:list>
        </text:list-item>
        <text:list-item>
          <text:p text:style-name="P8"><text:span text:style-name="Strong_20_Emphasis">Ransomware</text:span></text:p>
          <text:list>
            <text:list-item>
              <text:p text:style-name="P9"><text:span text:style-name="Strong_20_Emphasis">Definition</text:span>: Malware that encrypts files and demands payment.</text:p>
            </text:list-item>
            <text:list-item>
              <text:p text:style-name="P9"><text:span text:style-name="Strong_20_Emphasis">Example</text:span>: Erebus Ransomware.</text:p>
            </text:list-item>
            <text:list-item>
              <text:p text:style-name="P9"><text:soft-page-break/><text:span text:style-name="Strong_20_Emphasis">Prevention</text:span>: Backups, file integrity tools, and read-only mounts.</text:p>
            </text:list-item>
          </text:list>
        </text:list-item>
        <text:list-item>
          <text:p text:style-name="P8"><text:span text:style-name="Strong_20_Emphasis">Rootkits</text:span></text:p>
          <text:list>
            <text:list-item>
              <text:p text:style-name="P9"><text:span text:style-name="Strong_20_Emphasis">Definition</text:span>: Malware that hides attackers' activities and grants root-level access.</text:p>
            </text:list-item>
            <text:list-item>
              <text:p text:style-name="P9"><text:span text:style-name="Strong_20_Emphasis">Example</text:span>: Linux.Lady Rootkit.</text:p>
            </text:list-item>
            <text:list-item>
              <text:p text:style-name="P8"><text:span text:style-name="Strong_20_Emphasis">Detection Tools</text:span>: <text:span text:style-name="Source_20_Text">chkrootkit</text:span>, <text:span text:style-name="Source_20_Text">rkhunter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08:01.363448363</meta:creation-date>
    <dc:date>2024-12-17T22:15:25.485949171</dc:date>
    <meta:editing-duration>PT7M25S</meta:editing-duration>
    <meta:editing-cycles>1</meta:editing-cycles>
    <meta:document-statistic meta:table-count="0" meta:image-count="0" meta:object-count="0" meta:page-count="3" meta:paragraph-count="72" meta:word-count="485" meta:character-count="3246" meta:non-whitespace-character-count="2898"/>
    <meta:generator>LibreOffice/24.2.5.2$Linux_X86_64 LibreOffice_project/420$Build-2</meta:generator>
  </office:meta>
</office:document-meta>
</file>